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-33% 58%" fo:font-weight="bold" style:font-weight-asian="bold" style:font-weight-complex="bold"/>
    </style:style>
    <style:style style:name="T2" style:family="text">
      <style:text-properties style:text-position="-33% 58%" fo:font-weight="normal" style:font-weight-asian="normal" style:font-weight-complex="normal"/>
    </style:style>
    <style:style style:name="T3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51cm" svg:height="1.651cm" svg:x="9.382cm" svg:y="6.20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651cm" svg:height="1.651cm" svg:x="9.382cm" svg:y="11.668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651cm" svg:height="1.651cm" svg:x="4.81cm" svg:y="8.62cm">
          <text:p text:style-name="P1">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curve" svg:x1="10.792cm" svg:y1="7.617cm" svg:x2="10.792cm" svg:y2="11.909cm" draw:start-shape="id1" draw:start-glue-point="9" draw:end-shape="id2" draw:end-glue-point="11" svg:d="m10792 7617v4292" svg:viewBox="0 0 1 4293">
          <text:p/>
        </draw:connector>
        <draw:connector draw:style-name="gr3" draw:text-style-name="P1" draw:layer="layout" draw:type="curve" svg:x1="9.623cm" svg:y1="11.909cm" svg:x2="9.623cm" svg:y2="7.617cm" draw:start-shape="id2" draw:start-glue-point="5" draw:end-shape="id1" draw:end-glue-point="7" svg:d="m9623 11909v-4292" svg:viewBox="0 0 1 4293">
          <text:p/>
        </draw:connector>
        <draw:connector draw:style-name="gr3" draw:text-style-name="P1" draw:layer="layout" draw:type="curve" svg:x1="9.623cm" svg:y1="6.448cm" svg:x2="5.636cm" svg:y2="8.62cm" draw:start-shape="id1" draw:start-glue-point="5" draw:end-shape="id3" draw:end-glue-point="4" svg:d="m9623 6448c-2658 0-3987 724-3987 2172" svg:viewBox="0 0 3988 2173">
          <text:p/>
        </draw:connector>
        <draw:connector draw:style-name="gr3" draw:text-style-name="P1" draw:layer="layout" draw:type="curve" svg:x1="5.636cm" svg:y1="10.271cm" svg:x2="9.623cm" svg:y2="13.078cm" draw:start-shape="id3" draw:start-glue-point="8" draw:end-shape="id2" draw:end-glue-point="7" svg:d="m5636 10271c0 1872 1329 2807 3987 2807" svg:viewBox="0 0 3988 2808">
          <text:p/>
        </draw:connector>
        <draw:connector draw:style-name="gr3" draw:text-style-name="P1" draw:layer="layout" draw:type="curve" svg:x1="9.382cm" svg:y1="12.494cm" svg:x2="6.22cm" svg:y2="10.03cm" draw:start-shape="id2" draw:start-glue-point="6" draw:end-shape="id3" draw:end-glue-point="9" svg:d="m9382 12494c-2191 0-611-2464-3162-2464" svg:viewBox="0 0 3163 2465">
          <text:p/>
        </draw:connector>
        <draw:connector draw:style-name="gr3" draw:text-style-name="P1" draw:layer="layout" draw:type="curve" svg:x1="6.22cm" svg:y1="8.861cm" svg:x2="9.382cm" svg:y2="7.033cm" draw:start-shape="id3" draw:start-glue-point="11" draw:end-shape="id1" draw:end-glue-point="6" svg:d="m6220 8861c2551 0 971-1828 3162-1828" svg:viewBox="0 0 3163 1829">
          <text:p/>
        </draw:connector>
        <draw:connector draw:style-name="gr3" draw:text-style-name="P1" draw:layer="layout" draw:type="curve" svg:x1="5.051cm" svg:y1="10.03cm" svg:x2="5.051cm" svg:y2="8.861cm" draw:start-shape="id3" draw:start-glue-point="7" draw:end-shape="id3" draw:end-glue-point="5" svg:d="m5051 10030c-1114 0-1114-1169 0-1169" svg:viewBox="0 0 836 1170">
          <text:p/>
        </draw:connector>
        <draw:connector draw:style-name="gr3" draw:text-style-name="P1" draw:layer="layout" draw:type="curve" svg:x1="10.208cm" svg:y1="13.319cm" svg:x2="11.033cm" svg:y2="12.494cm" draw:start-shape="id2" draw:start-glue-point="8" draw:end-shape="id2" draw:end-glue-point="10" svg:d="m10208 13319c0 751 663 626 1057 232s519-1057-232-1057" svg:viewBox="0 0 1372 1372">
          <text:p/>
        </draw:connector>
        <draw:connector draw:style-name="gr3" draw:text-style-name="P1" draw:layer="layout" draw:type="curve" svg:x1="10.208cm" svg:y1="6.207cm" svg:x2="11.033cm" svg:y2="7.033cm" draw:start-shape="id1" draw:start-glue-point="4" draw:end-shape="id1" draw:end-glue-point="10" svg:d="m10208 6207c0-753 663-628 1057-233s519 1059-232 1059" svg:viewBox="0 0 1372 1375">
          <text:p/>
        </draw:connector>
        <draw:custom-shape draw:style-name="gr4" draw:text-style-name="P1" xml:id="id6" draw:id="id6" draw:layer="layout" svg:width="0.889cm" svg:height="0.889cm" svg:x="9.736cm" svg:y="14.77cm">
          <text:p text:style-name="P1">C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4" draw:id="id4" draw:layer="layout" svg:width="0.889cm" svg:height="0.889cm" svg:x="4.014cm" svg:y="6.716cm">
          <text:p text:style-name="P1">C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0.889cm" svg:height="0.889cm" svg:x="9.744cm" svg:y="4.048cm">
          <text:p text:style-name="P1">C<text:span text:style-name="T1">i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458cm" svg:y1="7.605cm" svg:x2="5.636cm" svg:y2="8.62cm" draw:start-shape="id4" draw:start-glue-point="2" draw:end-shape="id3" draw:end-glue-point="4" svg:d="m4458 7605 1178 1015" svg:viewBox="0 0 1179 1016">
          <text:p/>
        </draw:connector>
        <draw:connector draw:style-name="gr5" draw:text-style-name="P1" draw:layer="layout" draw:type="line" svg:x1="10.188cm" svg:y1="4.937cm" svg:x2="10.208cm" svg:y2="6.207cm" draw:start-shape="id5" draw:start-glue-point="2" draw:end-shape="id1" draw:end-glue-point="4" svg:d="m10188 4937 20 1270" svg:viewBox="0 0 21 1271">
          <text:p/>
        </draw:connector>
        <draw:connector draw:style-name="gr5" draw:text-style-name="P1" draw:layer="layout" draw:type="line" svg:x1="10.18cm" svg:y1="14.77cm" svg:x2="10.208cm" svg:y2="13.319cm" draw:start-shape="id6" draw:start-glue-point="0" draw:end-shape="id2" draw:end-glue-point="8" svg:d="m10180 14770 28-1451" svg:viewBox="0 0 29 1452">
          <text:p/>
        </draw:connector>
        <draw:frame draw:style-name="gr6" draw:layer="layout" svg:width="5.57cm" svg:height="1.977cm" svg:x="2.27cm" svg:y="13.827cm">
          <draw:text-box>
            <text:p>X: X<text:span text:style-name="T2">1</text:span><text:span text:style-name="T3">X</text:span><text:span text:style-name="T2">2</text:span><text:span text:style-name="T3">X</text:span><text:span text:style-name="T2">3</text:span><text:span text:style-name="T3">X</text:span><text:span text:style-name="T2">4</text:span><text:span text:style-name="T3">X</text:span><text:span text:style-name="T2">5</text:span><text:span text:style-name="T3">X</text:span><text:span text:style-name="T2">6</text:span><text:span text:style-name="T3">...</text:span></text:p>
            <text:p><text:span text:style-name="T3">Y: Y</text:span><text:span text:style-name="T2">1</text:span><text:span text:style-name="T3">Y</text:span><text:span text:style-name="T2">2</text:span><text:span text:style-name="T3">Y</text:span><text:span text:style-name="T2">3</text:span><text:span text:style-name="T3">Y</text:span><text:span text:style-name="T2">4</text:span><text:span text:style-name="T3">Y</text:span><text:span text:style-name="T2">5</text:span><text:span text:style-name="T3">Y</text:span><text:span text:style-name="T2">6</text:span><text:span text:style-name="T3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l Hozza</meta:initial-creator>
    <meta:creation-date>2014-02-05T15:23:44.890202020</meta:creation-date>
    <dc:date>2014-02-05T15:49:09.338735712</dc:date>
    <dc:creator>Michal Hozza</dc:creator>
    <meta:editing-duration>PT10M4S</meta:editing-duration>
    <meta:editing-cycles>2</meta:editing-cycles>
    <meta:generator>LibreOffice/4.1.3.2$Linux_X86_64 LibreOffice_project/410m0$Build-2</meta:generator>
    <meta:document-statistic meta:object-count="19"/>
  </office:meta>
</office:document-meta>
</file>